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16.739cm"/>
    </style:style>
    <style:style style:name="co12" style:family="table-column">
      <style:table-column-properties fo:break-before="auto" style:column-width="8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ALGORITMI</text:p>
          </table:table-cell>
          <table:table-cell office:value-type="string" calcext:value-type="string">
            <text:p>Shell-Metzer sort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</text:p>
          </table:table-cell>
          <table:table-cell office:value-type="string" calcext:value-type="string">
            <text:p>CROSS reference in linguaggio macchine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3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<text:span text:style-name="T1"><text:a xlink:href="http://claudiolarini.altervista.org/pdf/BASAL21.pdf" xlink:type="simple">OCR da http://claudiolarini.altervista.org/pdf/BASAL21.pdf</text:a></text:span></text:p>
          </table:table-cell>
          <table:table-cell table:style-name="ce22" office:value-type="string" calcext:value-type="string">
            <text:p><text:span text:style-name="T1"><text:a xlink:href="http://sleepingelephant.com/ipw-web/bulletin/bb/viewtopic.php?t=6993" xlink:type="simple">http://sleepingelephant.com/ipw-web/bulletin/bb/viewtopic.php?t=6993</text:a></text:span>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/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14.D64 Collezione Renato Giussani</text:p>
          </table:table-cell>
          <table:table-cell table:style-name="ce15" office:value-type="string" calcext:value-type="string">
            <text:p>Rubato da Papersoft Anno I - Numero 5, 13 Luglio 1984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/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/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22:10:02.22162062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5T22:13:29.282632327</dc:date>
    <meta:editing-cycles>187</meta:editing-cycles>
    <meta:editing-duration>P5DT18M55S</meta:editing-duration>
    <meta:generator>LibreOffice/7.0.6.2$Linux_X86_64 LibreOffice_project/00$Build-2</meta:generator>
    <meta:document-statistic meta:table-count="1" meta:cell-count="3992" meta:object-count="0"/>
  </office:meta>
</office:document-meta>
</file>